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andʑɤmstu</text:p>
          </table:table-cell>
          <table:table-cell office:value-type="string">
            <text:p>well-ironed</text:p>
          </table:table-cell>
          <table:table-cell office:value-type="string">
            <text:p>ndʑɤm</text:p>
          </table:table-cell>
          <table:table-cell office:value-type="string">
            <text:p>warm</text:p>
          </table:table-cell>
          <table:table-cell office:value-type="string">
            <text:p>astu</text:p>
          </table:table-cell>
          <table:table-cell office:value-type="string">
            <text:p>straight</text:p>
          </table:table-cell>
          <table:table-cell/>
          <table:table-cell table:formula="of:=CONCATENATE(&quot;\ipa{&quot;;[.A3];&quot;} &amp;&quot;)" office:value-type="string" office:string-value="\ipa{andʑɤmstu} &amp;">
            <text:p>\ipa{andʑɤmstu} &amp;</text:p>
          </table:table-cell>
          <table:table-cell table:formula="of:=CONCATENATE([.B3];&quot; &amp;&quot;)" office:value-type="string" office:string-value="well-ironed &amp;">
            <text:p>well-ironed &amp;</text:p>
          </table:table-cell>
          <table:table-cell table:formula="of:=CONCATENATE(&quot;\ipa{&quot;;[.C3];&quot;} &amp;&quot;)" office:value-type="string" office:string-value="\ipa{ndʑɤm} &amp;">
            <text:p>\ipa{ndʑɤm} &amp;</text:p>
          </table:table-cell>
          <table:table-cell table:formula="of:=CONCATENATE([.D3];&quot; &amp;&quot;)" office:value-type="string" office:string-value="warm &amp;">
            <text:p>warm &amp;</text:p>
          </table:table-cell>
          <table:table-cell table:formula="of:=CONCATENATE(&quot;\ipa{&quot;;[.E3];&quot;} &amp;&quot;)" office:value-type="string" office:string-value="\ipa{astu} &amp;">
            <text:p>\ipa{astu} &amp;</text:p>
          </table:table-cell>
          <table:table-cell table:formula="of:=CONCATENATE([.F3];&quot; &amp;&quot;)" office:value-type="string" office:string-value="straight &amp;">
            <text:p>straight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apɤmbat</text:p>
          </table:table-cell>
          <table:table-cell office:value-type="string">
            <text:p>easy to do</text:p>
          </table:table-cell>
          <table:table-cell office:value-type="string">
            <text:p>pa</text:p>
          </table:table-cell>
          <table:table-cell office:value-type="string">
            <text:p>do</text:p>
          </table:table-cell>
          <table:table-cell office:value-type="string">
            <text:p>mbat</text:p>
          </table:table-cell>
          <table:table-cell office:value-type="string">
            <text:p>easy</text:p>
          </table:table-cell>
          <table:table-cell/>
          <table:table-cell table:formula="of:=CONCATENATE(&quot;\ipa{&quot;;[.A4];&quot;} &amp;&quot;)" office:value-type="string" office:string-value="\ipa{apɤmbat} &amp;">
            <text:p>\ipa{apɤmbat} &amp;</text:p>
          </table:table-cell>
          <table:table-cell table:formula="of:=CONCATENATE([.B4];&quot; &amp;&quot;)" office:value-type="string" office:string-value="easy to do &amp;">
            <text:p>easy to do &amp;</text:p>
          </table:table-cell>
          <table:table-cell table:formula="of:=CONCATENATE(&quot;\ipa{&quot;;[.C4];&quot;} &amp;&quot;)" office:value-type="string" office:string-value="\ipa{pa} &amp;">
            <text:p>\ipa{pa} &amp;</text:p>
          </table:table-cell>
          <table:table-cell table:formula="of:=CONCATENATE([.D4];&quot; &amp;&quot;)" office:value-type="string" office:string-value="do &amp;">
            <text:p>do &amp;</text:p>
          </table:table-cell>
          <table:table-cell table:formula="of:=CONCATENATE(&quot;\ipa{&quot;;[.E4];&quot;} &amp;&quot;)" office:value-type="string" office:string-value="\ipa{mbat} &amp;">
            <text:p>\ipa{mbat} &amp;</text:p>
          </table:table-cell>
          <table:table-cell table:formula="of:=CONCATENATE([.F4];&quot; &amp;&quot;)" office:value-type="string" office:string-value="easy &amp;">
            <text:p>easy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mbɯjtshi</text:p>
          </table:table-cell>
          <table:table-cell office:value-type="string">
            <text:p>go to eat and drink</text:p>
          </table:table-cell>
          <table:table-cell office:value-type="string">
            <text:p>mbi</text:p>
          </table:table-cell>
          <table:table-cell office:value-type="string">
            <text:p>give</text:p>
          </table:table-cell>
          <table:table-cell office:value-type="string">
            <text:p>jtshi</text:p>
          </table:table-cell>
          <table:table-cell office:value-type="string">
            <text:p>give to drink</text:p>
          </table:table-cell>
          <table:table-cell/>
          <table:table-cell table:formula="of:=CONCATENATE(&quot;\ipa{&quot;;[.A5];&quot;} &amp;&quot;)" office:value-type="string" office:string-value="\ipa{mbɯjtshi} &amp;">
            <text:p>\ipa{mbɯjtshi} &amp;</text:p>
          </table:table-cell>
          <table:table-cell table:formula="of:=CONCATENATE([.B5];&quot; &amp;&quot;)" office:value-type="string" office:string-value="go to eat and drink &amp;">
            <text:p>go to eat and drink &amp;</text:p>
          </table:table-cell>
          <table:table-cell table:formula="of:=CONCATENATE(&quot;\ipa{&quot;;[.C5];&quot;} &amp;&quot;)" office:value-type="string" office:string-value="\ipa{mbi} &amp;">
            <text:p>\ipa{mbi} &amp;</text:p>
          </table:table-cell>
          <table:table-cell table:formula="of:=CONCATENATE([.D5];&quot; &amp;&quot;)" office:value-type="string" office:string-value="give &amp;">
            <text:p>give &amp;</text:p>
          </table:table-cell>
          <table:table-cell table:formula="of:=CONCATENATE(&quot;\ipa{&quot;;[.E5];&quot;} &amp;&quot;)" office:value-type="string" office:string-value="\ipa{jtshi} &amp;">
            <text:p>\ipa{jtshi} &amp;</text:p>
          </table:table-cell>
          <table:table-cell table:formula="of:=CONCATENATE([.F5];&quot; &amp;&quot;)" office:value-type="string" office:string-value="give to drink &amp;">
            <text:p>give to drink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arɟumtɕɤr</text:p>
          </table:table-cell>
          <table:table-cell office:value-type="string">
            <text:p>having uneven wideness</text:p>
          </table:table-cell>
          <table:table-cell office:value-type="string">
            <text:p>rɟum</text:p>
          </table:table-cell>
          <table:table-cell office:value-type="string">
            <text:p>wide</text:p>
          </table:table-cell>
          <table:table-cell office:value-type="string">
            <text:p>tɕɤr</text:p>
          </table:table-cell>
          <table:table-cell office:value-type="string">
            <text:p>narrow</text:p>
          </table:table-cell>
          <table:table-cell/>
          <table:table-cell table:formula="of:=CONCATENATE(&quot;\ipa{&quot;;[.A6];&quot;} &amp;&quot;)" office:value-type="string" office:string-value="\ipa{arɟumtɕɤr} &amp;">
            <text:p>\ipa{arɟumtɕɤr} &amp;</text:p>
          </table:table-cell>
          <table:table-cell table:formula="of:=CONCATENATE([.B6];&quot; &amp;&quot;)" office:value-type="string" office:string-value="having uneven wideness &amp;">
            <text:p>having uneven wideness &amp;</text:p>
          </table:table-cell>
          <table:table-cell table:formula="of:=CONCATENATE(&quot;\ipa{&quot;;[.C6];&quot;} &amp;&quot;)" office:value-type="string" office:string-value="\ipa{rɟum} &amp;">
            <text:p>\ipa{rɟum} &amp;</text:p>
          </table:table-cell>
          <table:table-cell table:formula="of:=CONCATENATE([.D6];&quot; &amp;&quot;)" office:value-type="string" office:string-value="wide &amp;">
            <text:p>wide &amp;</text:p>
          </table:table-cell>
          <table:table-cell table:formula="of:=CONCATENATE(&quot;\ipa{&quot;;[.E6];&quot;} &amp;&quot;)" office:value-type="string" office:string-value="\ipa{tɕɤr} &amp;">
            <text:p>\ipa{tɕɤr} &amp;</text:p>
          </table:table-cell>
          <table:table-cell table:formula="of:=CONCATENATE([.F6];&quot; &amp;&quot;)" office:value-type="string" office:string-value="narrow &amp;">
            <text:p>narrow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mpɯmnu</text:p>
          </table:table-cell>
          <table:table-cell office:value-type="string">
            <text:p>soft and smooth</text:p>
          </table:table-cell>
          <table:table-cell office:value-type="string">
            <text:p>mpɯ</text:p>
          </table:table-cell>
          <table:table-cell office:value-type="string">
            <text:p>soft</text:p>
          </table:table-cell>
          <table:table-cell office:value-type="string">
            <text:p>mnu</text:p>
          </table:table-cell>
          <table:table-cell office:value-type="string">
            <text:p>smooth</text:p>
          </table:table-cell>
          <table:table-cell/>
          <table:table-cell table:formula="of:=CONCATENATE(&quot;\ipa{&quot;;[.A7];&quot;} &amp;&quot;)" office:value-type="string" office:string-value="\ipa{mpɯmnu} &amp;">
            <text:p>\ipa{mpɯmnu} &amp;</text:p>
          </table:table-cell>
          <table:table-cell table:formula="of:=CONCATENATE([.B7];&quot; &amp;&quot;)" office:value-type="string" office:string-value="soft and smooth &amp;">
            <text:p>soft and smooth &amp;</text:p>
          </table:table-cell>
          <table:table-cell table:formula="of:=CONCATENATE(&quot;\ipa{&quot;;[.C7];&quot;} &amp;&quot;)" office:value-type="string" office:string-value="\ipa{mpɯ} &amp;">
            <text:p>\ipa{mpɯ} &amp;</text:p>
          </table:table-cell>
          <table:table-cell table:formula="of:=CONCATENATE([.D7];&quot; &amp;&quot;)" office:value-type="string" office:string-value="soft &amp;">
            <text:p>soft &amp;</text:p>
          </table:table-cell>
          <table:table-cell table:formula="of:=CONCATENATE(&quot;\ipa{&quot;;[.E7];&quot;} &amp;&quot;)" office:value-type="string" office:string-value="\ipa{mnu} &amp;">
            <text:p>\ipa{mnu} &amp;</text:p>
          </table:table-cell>
          <table:table-cell table:formula="of:=CONCATENATE([.F7];&quot; &amp;&quot;)" office:value-type="string" office:string-value="smooth &amp;">
            <text:p>smooth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mtsɯrɕpaʁ</text:p>
          </table:table-cell>
          <table:table-cell office:value-type="string">
            <text:p>be hungry and thursty</text:p>
          </table:table-cell>
          <table:table-cell office:value-type="string">
            <text:p>mtsɯr</text:p>
          </table:table-cell>
          <table:table-cell office:value-type="string">
            <text:p>be hungry</text:p>
          </table:table-cell>
          <table:table-cell office:value-type="string">
            <text:p>ɕpaʁ</text:p>
          </table:table-cell>
          <table:table-cell office:value-type="string">
            <text:p>be thursty</text:p>
          </table:table-cell>
          <table:table-cell/>
          <table:table-cell table:formula="of:=CONCATENATE(&quot;\ipa{&quot;;[.A8];&quot;} &amp;&quot;)" office:value-type="string" office:string-value="\ipa{mtsɯrɕpaʁ} &amp;">
            <text:p>\ipa{mtsɯrɕpaʁ} &amp;</text:p>
          </table:table-cell>
          <table:table-cell table:formula="of:=CONCATENATE([.B8];&quot; &amp;&quot;)" office:value-type="string" office:string-value="be hungry and thursty &amp;">
            <text:p>be hungry and thursty &amp;</text:p>
          </table:table-cell>
          <table:table-cell table:formula="of:=CONCATENATE(&quot;\ipa{&quot;;[.C8];&quot;} &amp;&quot;)" office:value-type="string" office:string-value="\ipa{mtsɯr} &amp;">
            <text:p>\ipa{mtsɯr} &amp;</text:p>
          </table:table-cell>
          <table:table-cell table:formula="of:=CONCATENATE([.D8];&quot; &amp;&quot;)" office:value-type="string" office:string-value="be hungry &amp;">
            <text:p>be hungry &amp;</text:p>
          </table:table-cell>
          <table:table-cell table:formula="of:=CONCATENATE(&quot;\ipa{&quot;;[.E8];&quot;} &amp;&quot;)" office:value-type="string" office:string-value="\ipa{ɕpaʁ} &amp;">
            <text:p>\ipa{ɕpaʁ} &amp;</text:p>
          </table:table-cell>
          <table:table-cell table:formula="of:=CONCATENATE([.F8];&quot; &amp;&quot;)" office:value-type="string" office:string-value="be thursty &amp;">
            <text:p>be thursty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ɤrtoχpjɤt</text:p>
          </table:table-cell>
          <table:table-cell office:value-type="string">
            <text:p>observe</text:p>
          </table:table-cell>
          <table:table-cell office:value-type="string">
            <text:p>rtoʁ</text:p>
          </table:table-cell>
          <table:table-cell office:value-type="string">
            <text:p>look, watch</text:p>
          </table:table-cell>
          <table:table-cell office:value-type="string">
            <text:p>χpjɤt</text:p>
          </table:table-cell>
          <table:table-cell office:value-type="string">
            <text:p>observe</text:p>
          </table:table-cell>
          <table:table-cell/>
          <table:table-cell table:formula="of:=CONCATENATE(&quot;\ipa{&quot;;[.A9];&quot;} &amp;&quot;)" office:value-type="string" office:string-value="\ipa{nɤrtoχpjɤt} &amp;">
            <text:p>\ipa{nɤrtoχpjɤt} &amp;</text:p>
          </table:table-cell>
          <table:table-cell table:formula="of:=CONCATENATE([.B9];&quot; &amp;&quot;)" office:value-type="string" office:string-value="observe &amp;">
            <text:p>observe &amp;</text:p>
          </table:table-cell>
          <table:table-cell table:formula="of:=CONCATENATE(&quot;\ipa{&quot;;[.C9];&quot;} &amp;&quot;)" office:value-type="string" office:string-value="\ipa{rtoʁ} &amp;">
            <text:p>\ipa{rtoʁ} &amp;</text:p>
          </table:table-cell>
          <table:table-cell table:formula="of:=CONCATENATE([.D9];&quot; &amp;&quot;)" office:value-type="string" office:string-value="look, watch &amp;">
            <text:p>look, watch &amp;</text:p>
          </table:table-cell>
          <table:table-cell table:formula="of:=CONCATENATE(&quot;\ipa{&quot;;[.E9];&quot;} &amp;&quot;)" office:value-type="string" office:string-value="\ipa{χpjɤt} &amp;">
            <text:p>\ipa{χpjɤt} &amp;</text:p>
          </table:table-cell>
          <table:table-cell table:formula="of:=CONCATENATE([.F9];&quot; &amp;&quot;)" office:value-type="string" office:string-value="observe &amp;">
            <text:p>observe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ɤscɤlɤt</text:p>
          </table:table-cell>
          <table:table-cell office:value-type="string">
            <text:p>take to somewhere and back home</text:p>
          </table:table-cell>
          <table:table-cell office:value-type="string">
            <text:p>sco</text:p>
          </table:table-cell>
          <table:table-cell office:value-type="string">
            <text:p>see off</text:p>
          </table:table-cell>
          <table:table-cell office:value-type="string">
            <text:p>lɤt</text:p>
          </table:table-cell>
          <table:table-cell office:value-type="string">
            <text:p>get so back home</text:p>
          </table:table-cell>
          <table:table-cell/>
          <table:table-cell table:formula="of:=CONCATENATE(&quot;\ipa{&quot;;[.A10];&quot;} &amp;&quot;)" office:value-type="string" office:string-value="\ipa{nɤscɤlɤt} &amp;">
            <text:p>\ipa{nɤscɤlɤt} &amp;</text:p>
          </table:table-cell>
          <table:table-cell table:formula="of:=CONCATENATE([.B10];&quot; &amp;&quot;)" office:value-type="string" office:string-value="take to somewhere and back home &amp;">
            <text:p>take to somewhere and back home &amp;</text:p>
          </table:table-cell>
          <table:table-cell table:formula="of:=CONCATENATE(&quot;\ipa{&quot;;[.C10];&quot;} &amp;&quot;)" office:value-type="string" office:string-value="\ipa{sco} &amp;">
            <text:p>\ipa{sco} &amp;</text:p>
          </table:table-cell>
          <table:table-cell table:formula="of:=CONCATENATE([.D10];&quot; &amp;&quot;)" office:value-type="string" office:string-value="see off &amp;">
            <text:p>see off &amp;</text:p>
          </table:table-cell>
          <table:table-cell table:formula="of:=CONCATENATE(&quot;\ipa{&quot;;[.E10];&quot;} &amp;&quot;)" office:value-type="string" office:string-value="\ipa{lɤt} &amp;">
            <text:p>\ipa{lɤt} &amp;</text:p>
          </table:table-cell>
          <table:table-cell table:formula="of:=CONCATENATE([.F10];&quot; &amp;&quot;)" office:value-type="string" office:string-value="get so back home &amp;">
            <text:p>get so back home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ɤtsɯmɣɯt</text:p>
          </table:table-cell>
          <table:table-cell office:value-type="string">
            <text:p>take away and bring back</text:p>
          </table:table-cell>
          <table:table-cell office:value-type="string">
            <text:p>tsɯm</text:p>
          </table:table-cell>
          <table:table-cell office:value-type="string">
            <text:p>take away</text:p>
          </table:table-cell>
          <table:table-cell office:value-type="string">
            <text:p>ɣɯt</text:p>
          </table:table-cell>
          <table:table-cell office:value-type="string">
            <text:p>bring</text:p>
          </table:table-cell>
          <table:table-cell/>
          <table:table-cell table:formula="of:=CONCATENATE(&quot;\ipa{&quot;;[.A11];&quot;} &amp;&quot;)" office:value-type="string" office:string-value="\ipa{nɤtsɯmɣɯt} &amp;">
            <text:p>\ipa{nɤtsɯmɣɯt} &amp;</text:p>
          </table:table-cell>
          <table:table-cell table:formula="of:=CONCATENATE([.B11];&quot; &amp;&quot;)" office:value-type="string" office:string-value="take away and bring back &amp;">
            <text:p>take away and bring back &amp;</text:p>
          </table:table-cell>
          <table:table-cell table:formula="of:=CONCATENATE(&quot;\ipa{&quot;;[.C11];&quot;} &amp;&quot;)" office:value-type="string" office:string-value="\ipa{tsɯm} &amp;">
            <text:p>\ipa{tsɯm} &amp;</text:p>
          </table:table-cell>
          <table:table-cell table:formula="of:=CONCATENATE([.D11];&quot; &amp;&quot;)" office:value-type="string" office:string-value="take away &amp;">
            <text:p>take away &amp;</text:p>
          </table:table-cell>
          <table:table-cell table:formula="of:=CONCATENATE(&quot;\ipa{&quot;;[.E11];&quot;} &amp;&quot;)" office:value-type="string" office:string-value="\ipa{ɣɯt} &amp;">
            <text:p>\ipa{ɣɯt} &amp;</text:p>
          </table:table-cell>
          <table:table-cell table:formula="of:=CONCATENATE([.F11];&quot; &amp;&quot;)" office:value-type="string" office:string-value="bring &amp;">
            <text:p>bring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gɤjtshi</text:p>
          </table:table-cell>
          <table:table-cell office:value-type="string">
            <text:p>feed</text:p>
          </table:table-cell>
          <table:table-cell office:value-type="string">
            <text:p>ngu</text:p>
          </table:table-cell>
          <table:table-cell office:value-type="string">
            <text:p>feed</text:p>
          </table:table-cell>
          <table:table-cell office:value-type="string">
            <text:p>jtshi</text:p>
          </table:table-cell>
          <table:table-cell office:value-type="string">
            <text:p>give to drink</text:p>
          </table:table-cell>
          <table:table-cell/>
          <table:table-cell table:formula="of:=CONCATENATE(&quot;\ipa{&quot;;[.A12];&quot;} &amp;&quot;)" office:value-type="string" office:string-value="\ipa{ngɤjtshi} &amp;">
            <text:p>\ipa{ngɤjtshi} &amp;</text:p>
          </table:table-cell>
          <table:table-cell table:formula="of:=CONCATENATE([.B12];&quot; &amp;&quot;)" office:value-type="string" office:string-value="feed &amp;">
            <text:p>feed &amp;</text:p>
          </table:table-cell>
          <table:table-cell table:formula="of:=CONCATENATE(&quot;\ipa{&quot;;[.C12];&quot;} &amp;&quot;)" office:value-type="string" office:string-value="\ipa{ngu} &amp;">
            <text:p>\ipa{ngu} &amp;</text:p>
          </table:table-cell>
          <table:table-cell table:formula="of:=CONCATENATE([.D12];&quot; &amp;&quot;)" office:value-type="string" office:string-value="feed &amp;">
            <text:p>feed &amp;</text:p>
          </table:table-cell>
          <table:table-cell table:formula="of:=CONCATENATE(&quot;\ipa{&quot;;[.E12];&quot;} &amp;&quot;)" office:value-type="string" office:string-value="\ipa{jtshi} &amp;">
            <text:p>\ipa{jtshi} &amp;</text:p>
          </table:table-cell>
          <table:table-cell table:formula="of:=CONCATENATE([.F12];&quot; &amp;&quot;)" office:value-type="string" office:string-value="give to drink &amp;">
            <text:p>give to drink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ndzɤmbɣom</text:p>
          </table:table-cell>
          <table:table-cell office:value-type="string">
            <text:p>in a hurry to eat</text:p>
          </table:table-cell>
          <table:table-cell office:value-type="string">
            <text:p>ndza</text:p>
          </table:table-cell>
          <table:table-cell office:value-type="string">
            <text:p>eat</text:p>
          </table:table-cell>
          <table:table-cell office:value-type="string">
            <text:p>mbɣom</text:p>
          </table:table-cell>
          <table:table-cell office:value-type="string">
            <text:p>be in a hurry</text:p>
          </table:table-cell>
          <table:table-cell/>
          <table:table-cell table:formula="of:=CONCATENATE(&quot;\ipa{&quot;;[.A13];&quot;} &amp;&quot;)" office:value-type="string" office:string-value="\ipa{nɯndzɤmbɣom} &amp;">
            <text:p>\ipa{nɯndzɤmbɣom} &amp;</text:p>
          </table:table-cell>
          <table:table-cell table:formula="of:=CONCATENATE([.B13];&quot; &amp;&quot;)" office:value-type="string" office:string-value="in a hurry to eat &amp;">
            <text:p>in a hurry to eat &amp;</text:p>
          </table:table-cell>
          <table:table-cell table:formula="of:=CONCATENATE(&quot;\ipa{&quot;;[.C13];&quot;} &amp;&quot;)" office:value-type="string" office:string-value="\ipa{ndza} &amp;">
            <text:p>\ipa{ndza} &amp;</text:p>
          </table:table-cell>
          <table:table-cell table:formula="of:=CONCATENATE([.D13];&quot; &amp;&quot;)" office:value-type="string" office:string-value="eat &amp;">
            <text:p>eat &amp;</text:p>
          </table:table-cell>
          <table:table-cell table:formula="of:=CONCATENATE(&quot;\ipa{&quot;;[.E13];&quot;} &amp;&quot;)" office:value-type="string" office:string-value="\ipa{mbɣom} &amp;">
            <text:p>\ipa{mbɣom} &amp;</text:p>
          </table:table-cell>
          <table:table-cell table:formula="of:=CONCATENATE([.F13];&quot; &amp;&quot;)" office:value-type="string" office:string-value="be in a hurry &amp;">
            <text:p>be in a hurry &amp;</text:p>
          </table:table-cell>
          <table:table-cell office:value-type="string">
            <text:p>\\</text:p>
          </table:table-cell>
        </table:table-row>
        <table:table-row table:style-name="ro1">
          <table:table-cell table:number-columns-repeated="6"/>
          <table:table-cell/>
          <table:table-cell table:formula="of:=CONCATENATE(&quot;\ipa{&quot;;[.A14];&quot;} &amp;&quot;)" office:value-type="string" office:string-value="\ipa{} &amp;">
            <text:p>\ipa{} &amp;</text:p>
          </table:table-cell>
          <table:table-cell table:formula="of:=CONCATENATE([.B14];&quot; &amp;&quot;)" office:value-type="string" office:string-value=" &amp;">
            <text:p><text:s/>&amp;</text:p>
          </table:table-cell>
          <table:table-cell table:formula="of:=CONCATENATE(&quot;\ipa{&quot;;[.C14];&quot;} &amp;&quot;)" office:value-type="string" office:string-value="\ipa{} &amp;">
            <text:p>\ipa{} &amp;</text:p>
          </table:table-cell>
          <table:table-cell table:formula="of:=CONCATENATE([.D14];&quot; &amp;&quot;)" office:value-type="string" office:string-value=" &amp;">
            <text:p><text:s/>&amp;</text:p>
          </table:table-cell>
          <table:table-cell table:formula="of:=CONCATENATE(&quot;\ipa{&quot;;[.E14];&quot;} &amp;&quot;)" office:value-type="string" office:string-value="\ipa{} &amp;">
            <text:p>\ipa{} &amp;</text:p>
          </table:table-cell>
          <table:table-cell table:formula="of:=CONCATENATE([.F14];&quot; &amp;&quot;)" office:value-type="string" office:string-value=" &amp;">
            <text:p><text:s/>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ndzɤqɤr</text:p>
          </table:table-cell>
          <table:table-cell office:value-type="string">
            <text:p>eat on one's own</text:p>
          </table:table-cell>
          <table:table-cell office:value-type="string">
            <text:p>ndza</text:p>
          </table:table-cell>
          <table:table-cell office:value-type="string">
            <text:p>eat</text:p>
          </table:table-cell>
          <table:table-cell office:value-type="string">
            <text:p>qɤr</text:p>
          </table:table-cell>
          <table:table-cell office:value-type="string">
            <text:p>separate</text:p>
          </table:table-cell>
          <table:table-cell/>
          <table:table-cell table:formula="of:=CONCATENATE(&quot;\ipa{&quot;;[.A15];&quot;} &amp;&quot;)" office:value-type="string" office:string-value="\ipa{nɯndzɤqɤr} &amp;">
            <text:p>\ipa{nɯndzɤqɤr} &amp;</text:p>
          </table:table-cell>
          <table:table-cell table:formula="of:=CONCATENATE([.B15];&quot; &amp;&quot;)" office:value-type="string" office:string-value="eat on one's own &amp;">
            <text:p>eat on one's own &amp;</text:p>
          </table:table-cell>
          <table:table-cell table:formula="of:=CONCATENATE(&quot;\ipa{&quot;;[.C15];&quot;} &amp;&quot;)" office:value-type="string" office:string-value="\ipa{ndza} &amp;">
            <text:p>\ipa{ndza} &amp;</text:p>
          </table:table-cell>
          <table:table-cell table:formula="of:=CONCATENATE([.D15];&quot; &amp;&quot;)" office:value-type="string" office:string-value="eat &amp;">
            <text:p>eat &amp;</text:p>
          </table:table-cell>
          <table:table-cell table:formula="of:=CONCATENATE(&quot;\ipa{&quot;;[.E15];&quot;} &amp;&quot;)" office:value-type="string" office:string-value="\ipa{qɤr} &amp;">
            <text:p>\ipa{qɤr} &amp;</text:p>
          </table:table-cell>
          <table:table-cell table:formula="of:=CONCATENATE([.F15];&quot; &amp;&quot;)" office:value-type="string" office:string-value="separate &amp;">
            <text:p>separate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rkorlɯt</text:p>
          </table:table-cell>
          <table:table-cell office:value-type="string">
            <text:p>be obstinate</text:p>
          </table:table-cell>
          <table:table-cell office:value-type="string">
            <text:p>rko</text:p>
          </table:table-cell>
          <table:table-cell office:value-type="string">
            <text:p>be hard</text:p>
          </table:table-cell>
          <table:table-cell office:value-type="string">
            <text:p>arlɯt</text:p>
          </table:table-cell>
          <table:table-cell office:value-type="string">
            <text:p>be many</text:p>
          </table:table-cell>
          <table:table-cell/>
          <table:table-cell table:formula="of:=CONCATENATE(&quot;\ipa{&quot;;[.A16];&quot;} &amp;&quot;)" office:value-type="string" office:string-value="\ipa{nɯrkorlɯt} &amp;">
            <text:p>\ipa{nɯrkorlɯt} &amp;</text:p>
          </table:table-cell>
          <table:table-cell table:formula="of:=CONCATENATE([.B16];&quot; &amp;&quot;)" office:value-type="string" office:string-value="be obstinate &amp;">
            <text:p>be obstinate &amp;</text:p>
          </table:table-cell>
          <table:table-cell table:formula="of:=CONCATENATE(&quot;\ipa{&quot;;[.C16];&quot;} &amp;&quot;)" office:value-type="string" office:string-value="\ipa{rko} &amp;">
            <text:p>\ipa{rko} &amp;</text:p>
          </table:table-cell>
          <table:table-cell table:formula="of:=CONCATENATE([.D16];&quot; &amp;&quot;)" office:value-type="string" office:string-value="be hard &amp;">
            <text:p>be hard &amp;</text:p>
          </table:table-cell>
          <table:table-cell table:formula="of:=CONCATENATE(&quot;\ipa{&quot;;[.E16];&quot;} &amp;&quot;)" office:value-type="string" office:string-value="\ipa{arlɯt} &amp;">
            <text:p>\ipa{arlɯt} &amp;</text:p>
          </table:table-cell>
          <table:table-cell table:formula="of:=CONCATENATE([.F16];&quot; &amp;&quot;)" office:value-type="string" office:string-value="be many &amp;">
            <text:p>be many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nɯrŋgɯmbri</text:p>
          </table:table-cell>
          <table:table-cell office:value-type="string">
            <text:p>make noise in the bed</text:p>
          </table:table-cell>
          <table:table-cell office:value-type="string">
            <text:p>rŋgɯ</text:p>
          </table:table-cell>
          <table:table-cell office:value-type="string">
            <text:p>lie down</text:p>
          </table:table-cell>
          <table:table-cell office:value-type="string">
            <text:p>mbri</text:p>
          </table:table-cell>
          <table:table-cell office:value-type="string">
            <text:p>make noise</text:p>
          </table:table-cell>
          <table:table-cell/>
          <table:table-cell table:formula="of:=CONCATENATE(&quot;\ipa{&quot;;[.A17];&quot;} &amp;&quot;)" office:value-type="string" office:string-value="\ipa{nɯrŋgɯmbri} &amp;">
            <text:p>\ipa{nɯrŋgɯmbri} &amp;</text:p>
          </table:table-cell>
          <table:table-cell table:formula="of:=CONCATENATE([.B17];&quot; &amp;&quot;)" office:value-type="string" office:string-value="make noise in the bed &amp;">
            <text:p>make noise in the bed &amp;</text:p>
          </table:table-cell>
          <table:table-cell table:formula="of:=CONCATENATE(&quot;\ipa{&quot;;[.C17];&quot;} &amp;&quot;)" office:value-type="string" office:string-value="\ipa{rŋgɯ} &amp;">
            <text:p>\ipa{rŋgɯ} &amp;</text:p>
          </table:table-cell>
          <table:table-cell table:formula="of:=CONCATENATE([.D17];&quot; &amp;&quot;)" office:value-type="string" office:string-value="lie down &amp;">
            <text:p>lie down &amp;</text:p>
          </table:table-cell>
          <table:table-cell table:formula="of:=CONCATENATE(&quot;\ipa{&quot;;[.E17];&quot;} &amp;&quot;)" office:value-type="string" office:string-value="\ipa{mbri} &amp;">
            <text:p>\ipa{mbri} &amp;</text:p>
          </table:table-cell>
          <table:table-cell table:formula="of:=CONCATENATE([.F17];&quot; &amp;&quot;)" office:value-type="string" office:string-value="make noise &amp;">
            <text:p>make noise 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rɤjoʁβzɯr</text:p>
          </table:table-cell>
          <table:table-cell office:value-type="string">
            <text:p>tidy up</text:p>
          </table:table-cell>
          <table:table-cell office:value-type="string">
            <text:p>joʁ</text:p>
          </table:table-cell>
          <table:table-cell office:value-type="string">
            <text:p>raise</text:p>
          </table:table-cell>
          <table:table-cell office:value-type="string">
            <text:p>βzɯr</text:p>
          </table:table-cell>
          <table:table-cell office:value-type="string">
            <text:p>move</text:p>
          </table:table-cell>
          <table:table-cell/>
          <table:table-cell table:formula="of:=CONCATENATE(&quot;\ipa{&quot;;[.A18];&quot;} &amp;&quot;)" office:value-type="string" office:string-value="\ipa{rɤjoʁβzɯr} &amp;">
            <text:p>\ipa{rɤjoʁβzɯr} &amp;</text:p>
          </table:table-cell>
          <table:table-cell table:formula="of:=CONCATENATE([.B18];&quot; &amp;&quot;)" office:value-type="string" office:string-value="tidy up &amp;">
            <text:p>tidy up &amp;</text:p>
          </table:table-cell>
          <table:table-cell table:formula="of:=CONCATENATE(&quot;\ipa{&quot;;[.C18];&quot;} &amp;&quot;)" office:value-type="string" office:string-value="\ipa{joʁ} &amp;">
            <text:p>\ipa{joʁ} &amp;</text:p>
          </table:table-cell>
          <table:table-cell table:formula="of:=CONCATENATE([.D18];&quot; &amp;&quot;)" office:value-type="string" office:string-value="raise &amp;">
            <text:p>raise &amp;</text:p>
          </table:table-cell>
          <table:table-cell table:formula="of:=CONCATENATE(&quot;\ipa{&quot;;[.E18];&quot;} &amp;&quot;)" office:value-type="string" office:string-value="\ipa{βzɯr} &amp;">
            <text:p>\ipa{βzɯr} &amp;</text:p>
          </table:table-cell>
          <table:table-cell table:formula="of:=CONCATENATE([.F18];&quot; &amp;&quot;)" office:value-type="string" office:string-value="move &amp;">
            <text:p>move &amp;</text:p>
          </table:table-cell>
          <table:table-cell office:value-type="string">
            <text:p>\\</text:p>
          </table:table-cell>
        </table:table-row>
        <table:table-row table:style-name="ro1">
          <table:table-cell table:style-name="ce1" office:value-type="string">
            <text:p>sɤrɤpa</text:p>
          </table:table-cell>
          <table:table-cell table:style-name="ce1"/>
          <table:table-cell table:style-name="ce1" office:value-type="string">
            <text:p>sɤre</text:p>
          </table:table-cell>
          <table:table-cell table:style-name="ce1"/>
          <table:table-cell table:style-name="ce1" office:value-type="string">
            <text:p>pa</text:p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2/09/2016</text:date>, <text:time>12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9-01T13:46:25.10</meta:creation-date>
    <dc:date>2016-09-02T12:21:09.45</dc:date>
    <meta:editing-duration>PT04H28M17S</meta:editing-duration>
    <meta:editing-cycles>12</meta:editing-cycles>
    <meta:generator>OpenOffice.org/3.0$Win32 OpenOffice.org_project/300m15$Build-9379</meta:generator>
    <meta:document-statistic meta:table-count="3" meta:cell-count="211" meta:object-count="0"/>
    <meta:user-defined meta:name="Info 1"/>
    <meta:user-defined meta:name="Info 2"/>
    <meta:user-defined meta:name="Info 3"/>
    <meta:user-defined meta:name="Info 4"/>
  </office:meta>
</office:document-meta>
</file>